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0.5pt" style:font-size-asian="10.5pt" style:font-size-complex="10.5pt"/>
    </style:style>
    <style:style style:name="P2" style:family="paragraph" style:parent-style-name="Standard">
      <style:text-properties style:font-name="sans-serif" fo:font-size="10.5pt" style:text-underline-style="solid" style:text-underline-width="auto" style:text-underline-color="font-color" officeooo:rsid="00064230" officeooo:paragraph-rsid="00064230" style:font-size-asian="10.5pt" style:font-size-complex="10.5pt"/>
    </style:style>
    <style:style style:name="P3" style:family="paragraph" style:parent-style-name="Standard">
      <style:text-properties style:font-name="sans-serif" fo:font-size="10.5pt" style:text-underline-style="none" officeooo:rsid="00082b2a" officeooo:paragraph-rsid="000b06c7" style:font-size-asian="10.5pt" style:font-size-complex="10.5pt"/>
    </style:style>
    <style:style style:name="P4" style:family="paragraph" style:parent-style-name="Standard">
      <style:text-properties style:font-name="sans-serif" fo:font-size="10.5pt" style:text-underline-style="none" officeooo:rsid="000b06c7" officeooo:paragraph-rsid="000b06c7" style:font-size-asian="10.5pt" style:font-size-complex="10.5pt"/>
    </style:style>
    <style:style style:name="P5" style:family="paragraph" style:parent-style-name="Standard">
      <style:text-properties style:font-name="sans-serif" fo:font-size="10.5pt" style:text-underline-style="none" officeooo:rsid="000b12d9" officeooo:paragraph-rsid="000b12d9" style:font-size-asian="10.5pt" style:font-size-complex="10.5pt"/>
    </style:style>
    <style:style style:name="P6" style:family="paragraph" style:parent-style-name="Standard">
      <style:text-properties fo:font-size="10.5pt" officeooo:rsid="00047a9a" officeooo:paragraph-rsid="00047a9a" style:font-size-asian="10.5pt" style:font-size-complex="10.5pt"/>
    </style:style>
    <style:style style:name="P7" style:family="paragraph" style:parent-style-name="Standard">
      <style:text-properties style:font-name="sans-serif" fo:font-size="10.5pt" style:text-underline-style="solid" style:text-underline-width="auto" style:text-underline-color="font-color" officeooo:rsid="00064230" officeooo:paragraph-rsid="00064230" style:font-size-asian="10.5pt" style:font-size-complex="10.5pt"/>
    </style:style>
    <style:style style:name="P8" style:family="paragraph" style:parent-style-name="Standard">
      <style:text-properties style:font-name="sans-serif" fo:font-size="10.5pt" style:text-underline-style="solid" style:text-underline-width="auto" style:text-underline-color="font-color" officeooo:rsid="00064230" officeooo:paragraph-rsid="0015d38c" style:font-size-asian="10.5pt" style:font-size-complex="10.5pt"/>
    </style:style>
    <style:style style:name="P9" style:family="paragraph" style:parent-style-name="Standard">
      <style:text-properties style:font-name="sans-serif" fo:font-size="10.5pt" style:text-underline-style="solid" style:text-underline-width="auto" style:text-underline-color="font-color" officeooo:rsid="0015d38c" officeooo:paragraph-rsid="0015d38c" style:font-size-asian="10.5pt" style:font-size-complex="10.5pt"/>
    </style:style>
    <style:style style:name="P10" style:family="paragraph" style:parent-style-name="Standard">
      <style:text-properties style:font-name="sans-serif" fo:font-size="10.5pt" style:text-underline-style="solid" style:text-underline-width="auto" style:text-underline-color="font-color" officeooo:rsid="000b12d9" officeooo:paragraph-rsid="000b12d9" style:font-size-asian="10.5pt" style:font-size-complex="10.5pt"/>
    </style:style>
    <style:style style:name="P11" style:family="paragraph" style:parent-style-name="Standard">
      <style:text-properties style:font-name="sans-serif" fo:font-size="10.5pt" style:text-underline-style="none" officeooo:rsid="0013ca8e" officeooo:paragraph-rsid="00151370" style:font-size-asian="10.5pt" style:font-size-complex="10.5pt"/>
    </style:style>
    <style:style style:name="P12" style:family="paragraph" style:parent-style-name="Standard">
      <style:text-properties style:font-name="sans-serif" fo:font-size="10.5pt" style:text-underline-style="none" officeooo:rsid="0013ca8e" officeooo:paragraph-rsid="0015d38c" style:font-size-asian="10.5pt" style:font-size-complex="10.5pt"/>
    </style:style>
    <style:style style:name="P13" style:family="paragraph" style:parent-style-name="Standard">
      <style:text-properties style:font-name="sans-serif" fo:font-size="10.5pt" style:text-underline-style="none" officeooo:rsid="00151370" officeooo:paragraph-rsid="00151370" style:font-size-asian="10.5pt" style:font-size-complex="10.5pt"/>
    </style:style>
    <style:style style:name="P14" style:family="paragraph" style:parent-style-name="Standard">
      <style:text-properties style:font-name="sans-serif" fo:font-size="10.5pt" style:text-underline-style="none" officeooo:rsid="00082b2a" officeooo:paragraph-rsid="00064230" style:font-size-asian="10.5pt" style:font-size-complex="10.5pt"/>
    </style:style>
    <style:style style:name="P15" style:family="paragraph" style:parent-style-name="Standard">
      <style:text-properties officeooo:paragraph-rsid="00047a9a"/>
    </style:style>
    <style:style style:name="P16" style:family="paragraph" style:parent-style-name="Standard">
      <style:text-properties officeooo:rsid="000e119b" officeooo:paragraph-rsid="000e119b"/>
    </style:style>
    <style:style style:name="P17" style:family="paragraph" style:parent-style-name="Standard">
      <style:text-properties officeooo:paragraph-rsid="0006423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b06c7"/>
    </style:style>
    <style:style style:name="T3" style:family="text">
      <style:text-properties style:text-underline-style="solid" style:text-underline-width="auto" style:text-underline-color="font-color" officeooo:rsid="000b12d9"/>
    </style:style>
    <style:style style:name="T4" style:family="text">
      <style:text-properties style:text-underline-style="solid" style:text-underline-width="auto" style:text-underline-color="font-color" officeooo:rsid="0015d38c"/>
    </style:style>
    <style:style style:name="T5" style:family="text">
      <style:text-properties officeooo:rsid="000b12d9"/>
    </style:style>
    <style:style style:name="T6" style:family="text">
      <style:text-properties officeooo:rsid="00047a9a"/>
    </style:style>
    <style:style style:name="T7" style:family="text">
      <style:text-properties style:font-name="sans-serif" fo:font-size="10.5pt" style:font-size-asian="10.5pt" style:font-size-complex="10.5pt"/>
    </style:style>
    <style:style style:name="T8" style:family="text">
      <style:text-properties style:font-name="sans-serif" fo:font-size="10.5pt" officeooo:rsid="00047a9a" style:font-size-asian="10.5pt" style:font-size-complex="10.5pt"/>
    </style:style>
    <style:style style:name="T9" style:family="text">
      <style:text-properties style:font-name="sans-serif" fo:font-size="10.5pt" officeooo:rsid="00064230" style:font-size-asian="10.5pt" style:font-size-complex="10.5pt"/>
    </style:style>
    <style:style style:name="T10" style:family="text">
      <style:text-properties style:font-name="sans-serif" fo:font-size="10.5pt" officeooo:rsid="000f8fb1" style:font-size-asian="10.5pt" style:font-size-complex="10.5pt"/>
    </style:style>
    <style:style style:name="T11" style:family="text">
      <style:text-properties style:font-name="sans-serif" fo:font-size="10.5pt" officeooo:rsid="0011514a" style:font-size-asian="10.5pt" style:font-size-complex="10.5pt"/>
    </style:style>
    <style:style style:name="T12" style:family="text">
      <style:text-properties style:font-name="sans-serif" fo:font-size="10.5pt" style:text-underline-style="solid" style:text-underline-width="auto" style:text-underline-color="font-color" officeooo:rsid="00064230" style:font-size-asian="10.5pt" style:font-size-complex="10.5pt"/>
    </style:style>
    <style:style style:name="T13" style:family="text">
      <style:text-properties officeooo:rsid="00151370"/>
    </style:style>
    <style:style style:name="T14" style:family="text">
      <style:text-properties officeooo:rsid="0015d38c"/>
    </style:style>
    <style:style style:name="T15" style:family="text">
      <style:text-properties officeooo:rsid="0016fd9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2">Abstract</text:span></text:p>
      <text:p text:style-name="P2"/>
      <text:p text:style-name="P13">An exploration of compression techniques on genetic sequences, predominantly using grammar-based compression. <text:span text:style-name="T14">Building on from previous implementations of generic grammar-based algorithms as well as those specifically aimed at genetic sequences, this implementation will attempt to further optimise such a method by using alternative techniques and provide further functionality.</text:span></text:p>
      <text:p text:style-name="P13"/>
      <text:p text:style-name="P8">Introduction</text:p>
      <text:p text:style-name="P2"/>
      <text:p text:style-name="P12">Data compression is an ever useful technique for reducing the amount of storage and bandwidth required for <text:span text:style-name="T14">both</text:span> storing and transferring data. <text:span text:style-name="T14">Whenever there is redundancy through repetition in information the same amount of information can be represented by fewer bits.</text:span> <text:span text:style-name="T15">The storage of information takes space in mediums such as server farms, hard drives, time to transfer from one device to another, energy to run any such devices and in turn money and additional resources. Although there advances in the technology of data storage and transmission have ‘been great’, effective compression of data complements this and further reduces all of these factors, over and above the inherently efficient way such data is treated in … </text:span></text:p>
      <text:p text:style-name="P12"/>
      <text:p text:style-name="P12">Grammar-based compression i<text:span text:style-name="T13">s</text:span> one method <text:span text:style-name="T13">that reduces the amount of data by forming a hierarchy of grammars, an underlying structure of the data that can itself be used to reformulate the data. </text:span></text:p>
      <text:p text:style-name="P11"/>
      <text:p text:style-name="P11"><text:span text:style-name="T13">Given the ever growing collection of digitized information there are ample opportunities for compression to take place. Prominent examples include video, astronomical data and genetic sequences… details on genetic data.</text:span></text:p>
      <text:p text:style-name="P14"/>
      <text:p text:style-name="P9">Research</text:p>
      <text:p text:style-name="P3"/>
      <text:p text:style-name="P3"><text:span text:style-name="T2">Objectives</text:span><text:span text:style-name="T3">/</text:span><text:span text:style-name="T4">problem</text:span></text:p>
      <text:p text:style-name="P4">Get good compression rates, benefits of dealing with problems. Problem being accessible huge amounts of data, cost for store, download. Same as the problem trying to solve. <text:span text:style-name="T5">Make useful, enable searching compressed data.</text:span></text:p>
      <text:p text:style-name="P4"/>
      <text:p text:style-name="P4"><text:span text:style-name="T1">Method</text:span> <text:s/></text:p>
      <text:p text:style-name="P4">Build on previous methods to <text:span text:style-name="T5">hone CFG to compress genetic data. Testing, other corpus. How to improve etc.</text:span></text:p>
      <text:p text:style-name="P4"/>
      <text:p text:style-name="P10">Work Plan</text:p>
      <text:p text:style-name="P5">Iterate implementation and compare to other standard and best methods of compression, to implement other methods of compression. <text:span text:style-name="T14">Current prototypes.</text:span></text:p>
      <text:p text:style-name="P2"/>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09:18:03.510409288</meta:creation-date>
    <dc:date>2018-03-21T18:52:44.306807283</dc:date>
    <meta:editing-duration>PT32M43S</meta:editing-duration>
    <meta:editing-cycles>5</meta:editing-cycles>
    <meta:generator>LibreOffice/5.1.6.2$Linux_X86_64 LibreOffice_project/10m0$Build-2</meta:generator>
    <meta:document-statistic meta:table-count="0" meta:image-count="0" meta:object-count="0" meta:page-count="1" meta:paragraph-count="13" meta:word-count="304" meta:character-count="2056" meta:non-whitespace-character-count="1761"/>
  </office:meta>
</office:document-meta>
</file>